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paragraph-rsid="0011a569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11a569"/>
    </style:style>
    <style:style style:name="P3" style:family="paragraph" style:parent-style-name="Standard">
      <style:paragraph-properties fo:line-height="115%" fo:text-align="start" style:justify-single-word="false"/>
      <style:text-properties officeooo:rsid="0012e80d" officeooo:paragraph-rsid="0012e80d"/>
    </style:style>
    <style:style style:name="P4" style:family="paragraph" style:parent-style-name="Standard">
      <style:paragraph-properties fo:line-height="115%" fo:text-align="start" style:justify-single-word="false"/>
      <style:text-properties officeooo:rsid="0013b8d5" officeooo:paragraph-rsid="0013b8d5"/>
    </style:style>
    <style:style style:name="P5" style:family="paragraph" style:parent-style-name="Standard">
      <style:paragraph-properties fo:line-height="115%" fo:text-align="start" style:justify-single-word="false"/>
      <style:text-properties fo:font-weight="normal" officeooo:rsid="00149075" officeooo:paragraph-rsid="00149075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85f4d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weight="normal" officeooo:rsid="00185f4d" officeooo:paragraph-rsid="001af15c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weight="normal" officeooo:rsid="001c914d" officeooo:paragraph-rsid="001c914d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weight="normal" officeooo:rsid="001e42cd" officeooo:paragraph-rsid="001e42cd" style:font-weight-asian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1f0e1f" style:font-weight-asian="normal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normal" officeooo:rsid="001f0e1f" officeooo:paragraph-rsid="0021518b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weight="normal" officeooo:rsid="002891df" officeooo:paragraph-rsid="002891df" style:font-weight-asian="normal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weight="normal" officeooo:rsid="0028dcd6" officeooo:paragraph-rsid="00295578" style:font-weight-asian="normal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a36a3" style:font-weight-asian="normal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weight="normal" officeooo:rsid="002a36a3" officeooo:paragraph-rsid="002b6dd1" style:font-weight-asian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weight="normal" officeooo:rsid="002d240f" officeooo:paragraph-rsid="002d240f" style:font-weight-asian="normal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fo:font-weight="normal" officeooo:rsid="002e8583" officeooo:paragraph-rsid="002e8583" style:font-weight-asian="normal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fo:font-weight="normal" officeooo:rsid="00310f62" officeooo:paragraph-rsid="00310f62" style:font-weight-asian="normal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weight="normal" officeooo:rsid="00364c33" officeooo:paragraph-rsid="00364c33" style:font-weight-asian="normal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71d2a" style:font-weight-asian="normal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fo:font-weight="normal" officeooo:rsid="00371d2a" officeooo:paragraph-rsid="003e3533" style:font-weight-asian="normal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weight="normal" officeooo:rsid="003ee055" officeooo:paragraph-rsid="003ee055" style:font-weight-asian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weight="bold" officeooo:rsid="0012e80d" officeooo:paragraph-rsid="0012e80d" style:font-weight-asian="bold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weight="bold" officeooo:rsid="0013b8d5" officeooo:paragraph-rsid="0013b8d5" style:font-weight-asian="bold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fo:font-weight="bold" officeooo:rsid="00149075" officeooo:paragraph-rsid="00149075" style:font-weight-asian="bold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fo:font-weight="bold" officeooo:rsid="00185f4d" officeooo:paragraph-rsid="00185f4d" style:font-weight-asian="bold" style:font-weight-complex="bold"/>
    </style:style>
    <style:style style:name="P27" style:family="paragraph" style:parent-style-name="Standard">
      <style:paragraph-properties fo:line-height="115%" fo:text-align="start" style:justify-single-word="false"/>
      <style:text-properties fo:font-weight="bold" officeooo:rsid="001c914d" officeooo:paragraph-rsid="001c914d" style:font-weight-asian="bold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weight="bold" officeooo:rsid="001e42cd" officeooo:paragraph-rsid="001e42cd" style:font-weight-asian="bold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fo:font-weight="bold" officeooo:rsid="001f0e1f" officeooo:paragraph-rsid="001f0e1f" style:font-weight-asian="bold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weight="bold" officeooo:rsid="002891df" officeooo:paragraph-rsid="002891df" style:font-weight-asian="bold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weight="bold" officeooo:rsid="0028dcd6" officeooo:paragraph-rsid="00295578" style:font-weight-asian="bold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a36a3" style:font-weight-asian="bold" style:font-weight-complex="bold"/>
    </style:style>
    <style:style style:name="P33" style:family="paragraph" style:parent-style-name="Standard">
      <style:paragraph-properties fo:line-height="115%" fo:text-align="start" style:justify-single-word="false"/>
      <style:text-properties fo:font-weight="bold" officeooo:rsid="002a36a3" officeooo:paragraph-rsid="002b6dd1" style:font-weight-asian="bold" style:font-weight-complex="bold"/>
    </style:style>
    <style:style style:name="P34" style:family="paragraph" style:parent-style-name="Standard">
      <style:paragraph-properties fo:line-height="115%" fo:text-align="start" style:justify-single-word="false"/>
      <style:text-properties fo:font-weight="bold" officeooo:rsid="002d240f" officeooo:paragraph-rsid="002d240f" style:font-weight-asian="bold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weight="bold" officeooo:rsid="002e8583" officeooo:paragraph-rsid="002e8583" style:font-weight-asian="bold" style:font-weight-complex="bold"/>
    </style:style>
    <style:style style:name="P36" style:family="paragraph" style:parent-style-name="Standard">
      <style:paragraph-properties fo:line-height="115%" fo:text-align="start" style:justify-single-word="false"/>
      <style:text-properties fo:font-weight="bold" officeooo:rsid="00310f62" officeooo:paragraph-rsid="00310f62" style:font-weight-asian="bold" style:font-weight-complex="bold"/>
    </style:style>
    <style:style style:name="P37" style:family="paragraph" style:parent-style-name="Standard">
      <style:paragraph-properties fo:line-height="115%" fo:text-align="start" style:justify-single-word="false"/>
      <style:text-properties fo:font-weight="bold" officeooo:rsid="00364c33" officeooo:paragraph-rsid="00364c33" style:font-weight-asian="bold" style:font-weight-complex="bold"/>
    </style:style>
    <style:style style:name="P38" style:family="paragraph" style:parent-style-name="Standard">
      <style:paragraph-properties fo:line-height="115%" fo:text-align="start" style:justify-single-word="false"/>
      <style:text-properties fo:font-weight="bold" officeooo:rsid="003ee055" officeooo:paragraph-rsid="003ee055" style:font-weight-asian="bold" style:font-weight-complex="bold"/>
    </style:style>
    <style:style style:name="P39" style:family="paragraph" style:parent-style-name="Standard" style:master-page-name="Standard">
      <style:paragraph-properties fo:line-height="115%" fo:text-align="center" style:justify-single-word="false" style:page-number="auto"/>
      <style:text-properties officeooo:paragraph-rsid="0011a569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1a569" style:font-name-complex="Times New Roman1"/>
    </style:style>
    <style:style style:name="T3" style:family="text">
      <style:text-properties style:font-name="Times New Roman" officeooo:rsid="0012e80d" style:font-name-complex="Times New Roman1"/>
    </style:style>
    <style:style style:name="T4" style:family="text">
      <style:text-properties style:font-name="Times New Roman" officeooo:rsid="001438f0" style:font-name-complex="Times New Roman1"/>
    </style:style>
    <style:style style:name="T5" style:family="text">
      <style:text-properties style:font-name="Times New Roman" fo:font-size="15pt" style:font-size-asian="15pt" style:font-name-complex="Times New Roman1" style:font-size-complex="15pt"/>
    </style:style>
    <style:style style:name="T6" style:family="text">
      <style:text-properties style:font-name="Times New Roman" fo:font-size="15pt" officeooo:rsid="0011a569" style:font-size-asian="15pt" style:font-name-complex="Times New Roman1" style:font-size-complex="15pt"/>
    </style:style>
    <style:style style:name="T7" style:family="text">
      <style:text-properties style:font-name="Times New Roman" fo:font-weight="bold" style:font-weight-asian="bold" style:font-name-complex="Times New Roman1" style:font-weight-complex="bold"/>
    </style:style>
    <style:style style:name="T8" style:family="text">
      <style:text-properties style:font-name="Times New Roman" fo:font-weight="bold" officeooo:rsid="001438f0" style:font-weight-asian="bold" style:font-name-complex="Times New Roman1" style:font-weight-complex="bold"/>
    </style:style>
    <style:style style:name="T9" style:family="text">
      <style:text-properties style:font-name="Times New Roman" fo:font-weight="bold" officeooo:rsid="0012e80d" style:font-weight-asian="bold" style:font-name-complex="Times New Roman1" style:font-weight-complex="bold"/>
    </style:style>
    <style:style style:name="T10" style:family="text">
      <style:text-properties style:text-position="super 58%" style:font-name="Times New Roman" style:font-name-complex="Times New Roman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518b" style:font-weight-asian="bold" style:font-weight-complex="bold"/>
    </style:style>
    <style:style style:name="T13" style:family="text">
      <style:text-properties fo:font-weight="bold" officeooo:rsid="001af15c" style:font-weight-asian="bold" style:font-weight-complex="bold"/>
    </style:style>
    <style:style style:name="T14" style:family="text">
      <style:text-properties officeooo:rsid="00166c53"/>
    </style:style>
    <style:style style:name="T15" style:family="text">
      <style:text-properties officeooo:rsid="001f0e1f"/>
    </style:style>
    <style:style style:name="T16" style:family="text">
      <style:text-properties officeooo:rsid="0021518b"/>
    </style:style>
    <style:style style:name="T17" style:family="text">
      <style:text-properties officeooo:rsid="00295578"/>
    </style:style>
    <style:style style:name="T18" style:family="text">
      <style:text-properties officeooo:rsid="002b6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5">CS589 Machine Learning </text:span></text:p>
      <text:p text:style-name="P1"><text:span text:style-name="T5">Homework </text:span><text:span text:style-name="T6">4</text:span></text:p>
      <text:p text:style-name="P1"><text:span text:style-name="T1">Submitted by- Ravi Agrawal<text:tab/><text:tab/><text:tab/><text:tab/><text:tab/><text:tab/> <text:s text:c="8"/>Due on- Nov </text:span><text:span text:style-name="T2">20</text:span><text:span text:style-name="T10">nd</text:span><text:span text:style-name="T1">, 2017</text:span></text:p>
      <text:p text:style-name="P2"><text:span text:style-name="T1"><text:line-break/></text:span><text:span text:style-name="T9">A 1:</text:span></text:p>
      <text:p text:style-name="P3"><text:span text:style-name="T1">def p_j_alpha(j, alpha):</text:span></text:p>
      <text:p text:style-name="P3"><text:span text:style-name="T1"><text:s text:c="4"/>X_i = 1.0</text:span></text:p>
      <text:p text:style-name="P3"><text:span text:style-name="T1"><text:s text:c="4"/>if j[0] !=0:</text:span></text:p>
      <text:p text:style-name="P3"><text:span text:style-name="T1"><text:s text:c="8"/>X_i = 1e-80</text:span></text:p>
      <text:p text:style-name="P3"><text:span text:style-name="T1"><text:s text:c="4"/>else:</text:span></text:p>
      <text:p text:style-name="P3"><text:span text:style-name="T1"><text:s text:c="8"/>for i in range(1, len(j)):</text:span></text:p>
      <text:p text:style-name="P3"><text:span text:style-name="T1"><text:s text:c="12"/>X_i = X_i*alpha if j[i] == j[i-1] else X_i*(1.0 - alpha)</text:span></text:p>
      <text:p text:style-name="P3"><text:span text:style-name="T1"><text:s text:c="4"/>return X_i</text:span></text:p>
      <text:p text:style-name="P3"><text:span text:style-name="T1"/></text:p>
      <text:p text:style-name="P23"><text:span text:style-name="T1">A 3:</text:span></text:p>
      <text:p text:style-name="P3"><text:span text:style-name="T1">Case 3 : Input : J=(1,1,0,1,0,1) , α=0.2, Output= </text:span><text:span text:style-name="T7">1e-80 or 0.0</text:span></text:p>
      <text:p text:style-name="P3"><text:span text:style-name="T1">Case 4 : Input : J=(0,1,0,1,0,0) , α=0.2, Output=</text:span><text:span text:style-name="T7">0.0819</text:span></text:p>
      <text:p text:style-name="P3"><text:span text:style-name="T1"/></text:p>
      <text:p text:style-name="P24"><text:span text:style-name="T1">B 1:</text:span></text:p>
      <text:p text:style-name="P4"><text:span text:style-name="T1">def p_b_j(b, j, dic):</text:span></text:p>
      <text:p text:style-name="P4"><text:span text:style-name="T1"><text:s text:c="4"/>X_i = 1.0</text:span></text:p>
      <text:p text:style-name="P4"><text:span text:style-name="T1"><text:s text:c="4"/>for i in range(len(b)):</text:span></text:p>
      <text:p text:style-name="P4"><text:span text:style-name="T1"><text:s text:c="8"/>X_i *= dic[j[i], b[i]]</text:span></text:p>
      <text:p text:style-name="P4"><text:span text:style-name="T1"><text:s text:c="4"/>return X_i</text:span></text:p>
      <text:p text:style-name="P24"><text:span text:style-name="T1">B 2:</text:span></text:p>
      <text:p text:style-name="P4"><text:span text:style-name="T1">Case 3 : Input : J=(0,1,1,0,0,1), B = (1,0,1,1,1,0), Output =</text:span><text:span text:style-name="T7"> 0.0414</text:span><text:span text:style-name="T8">7</text:span></text:p>
      <text:p text:style-name="P4"><text:span text:style-name="T1">Case 4 : Input : J=(1,1,0,0,1,1), B = (0,1,1,0,1,1), Output = </text:span><text:span text:style-name="T7">0.0001</text:span><text:span text:style-name="T8">4</text:span></text:p>
      <text:p text:style-name="P4"><text:span text:style-name="T8"/></text:p>
      <text:p text:style-name="P25"><text:span text:style-name="T4">C </text:span><text:span text:style-name="T1">1:</text:span></text:p>
      <text:p text:style-name="P5"><text:span text:style-name="T1">def p_alpha(alpha):</text:span></text:p>
      <text:p text:style-name="P5"><text:span text:style-name="T1"><text:s text:c="4"/>if alpha &gt;= 0.0 and alpha &lt;= 1.0:</text:span></text:p>
      <text:p text:style-name="P5"><text:span text:style-name="T1"><text:s text:c="8"/>return 1.0</text:span></text:p>
      <text:p text:style-name="P5"><text:span text:style-name="T1"><text:s text:c="4"/>else:</text:span></text:p>
      <text:p text:style-name="P5"><text:span text:style-name="T1"><text:s text:c="8"/>return 1e-80</text:span></text:p>
      <text:p text:style-name="P5"><text:span text:style-name="T1"/></text:p>
      <text:p text:style-name="P25"><text:span text:style-name="T1">D 1:</text:span></text:p>
      <text:p text:style-name="P5">def p_alpha_j_b(b, j, alpha):</text:p>
      <text:p text:style-name="P5"><text:s text:c="4"/># Function to calculate pr(alpha,j,B)</text:p>
      <text:p text:style-name="P5"><text:s text:c="4"/># takes alpha(int), j(list) and B(list)</text:p>
      <text:p text:style-name="P5"><text:s text:c="4"/># returns pr(alpha,j,B) (<text:span text:style-name="T14">float</text:span>) </text:p>
      <text:p text:style-name="P5"><text:s text:c="4"/>return p_alpha(alpha)*p_b_j(b, j, dic)*p_j_alpha(j, alpha)</text:p>
      <text:p text:style-name="P6"/>
      <text:p text:style-name="P26"><text:soft-page-break/>D 3:</text:p>
      <text:p text:style-name="P7">Case 3 : Input : J=(0,0,0,0,0,1), B = (0,1,1,1,0,1), α=0.63, Output= <text:span text:style-name="T13">0.00011</text:span></text:p>
      <text:p text:style-name="P7">Case 4 : Input : J=(0,0,1,0,0,1,1), B = (1,1,0,0,1,1,1), α=0.23, Output=<text:span text:style-name="T13">5.1191e-06</text:span></text:p>
      <text:p text:style-name="P7"/>
      <text:p text:style-name="P27">E : </text:p>
      <text:p text:style-name="P8">def random_j(j):</text:p>
      <text:p text:style-name="P8"><text:s text:c="4"/>length <text:s/>= len(j)</text:p>
      <text:p text:style-name="P8"><text:s text:c="4"/>index = np.random.randint(0, length)</text:p>
      <text:p text:style-name="P8"><text:s text:c="4"/>j_new = np.copy(j)</text:p>
      <text:p text:style-name="P8"><text:s text:c="4"/>j_new[index] = int(not j_new[index])</text:p>
      <text:p text:style-name="P8"><text:s text:c="4"/>return j_new</text:p>
      <text:p text:style-name="P8"/>
      <text:p text:style-name="P28">F <text:span text:style-name="T15">1</text:span>:</text:p>
      <text:p text:style-name="P9">def p_j_alpha_b(b, alpha, iteration):</text:p>
      <text:p text:style-name="P9"><text:s text:c="4"/>j = np.array([0 for i in range(len(b))])</text:p>
      <text:p text:style-name="P9"><text:s text:c="4"/>j_mean = np.array([0 for i in range(len(b))])</text:p>
      <text:p text:style-name="P9"><text:s text:c="4"/>for i in range(iteration):</text:p>
      <text:p text:style-name="P9"><text:s text:c="8"/>j_new = np.array(random_j(j))</text:p>
      <text:p text:style-name="P9"><text:s text:c="8"/>acceprance_ratio = p_alpha_j_b(b, j_new, alpha)*1.0/p_alpha_j_b(b, j, alpha)*1.0</text:p>
      <text:p text:style-name="P9"><text:s text:c="8"/>if random.random() &lt;= acceprance_ratio:</text:p>
      <text:p text:style-name="P9"><text:s text:c="12"/>j = j_new</text:p>
      <text:p text:style-name="P9"><text:s text:c="8"/>j_mean += j</text:p>
      <text:p text:style-name="P9"><text:s text:c="4"/>return j_mean/(1.0*iteration)</text:p>
      <text:p text:style-name="P9"/>
      <text:p text:style-name="P29">F 3:</text:p>
      <text:p text:style-name="P10"/>
      <text:p text:style-name="P29">F 4:</text:p>
      <text:p text:style-name="P11">Case 2 : </text:p>
      <text:p text:style-name="P11"><text:span text:style-name="T16">B=</text:span>(1,0,0,0,1,0,1,1), α=0.11, Output=<text:span text:style-name="T12">[ 0.0, 0.9778, 0.09, 0.9747, 0.0038, 0.9862, 0.0628, 0.4821]</text:span></text:p>
      <text:p text:style-name="P11">Case 3 :</text:p>
      <text:p text:style-name="P11">B = (1,0,0,1,1,0,0), α=0.75, Output=<text:span text:style-name="T11"> </text:span><text:span text:style-name="T12">[ 0.0, 0.6442, 0.667, 0.1081, 0.1046, 0.7767, 0.8517]</text:span><text:span text:style-name="T11"> </text:span></text:p>
      <text:p text:style-name="P11"><text:span text:style-name="T11"/></text:p>
      <text:p text:style-name="P30">G:</text:p>
      <text:p text:style-name="P12">def random_alpha(alpha):</text:p>
      <text:p text:style-name="P12"><text:s text:c="4"/>return np.random.rand()</text:p>
      <text:p text:style-name="P12"/>
      <text:p text:style-name="P31">H 1:</text:p>
      <text:p text:style-name="P13"><text:span text:style-name="T17">def p_alpha_given_j_b(j, b, iteration):</text:span></text:p>
      <text:p text:style-name="P13"><text:span text:style-name="T17"><text:s text:c="4"/>alpha_mean =[]</text:span></text:p>
      <text:p text:style-name="P13"><text:span text:style-name="T17"><text:s text:c="4"/>alpha = random.random()</text:span></text:p>
      <text:p text:style-name="P13"><text:span text:style-name="T17"><text:s text:c="4"/>for i in range(int(iteration)):</text:span></text:p>
      <text:p text:style-name="P13"><text:span text:style-name="T17"><text:s text:c="8"/>alpha_new = random_alpha(alpha)</text:span></text:p>
      <text:p text:style-name="P13"><text:soft-page-break/><text:span text:style-name="T17"><text:s text:c="8"/>#print(p_alpha_j_b(b, j, alpha))</text:span></text:p>
      <text:p text:style-name="P13"><text:span text:style-name="T17"><text:s text:c="8"/>acceprance_ratio = p_alpha_j_b(b, j, alpha_new)/p_alpha_j_b(b, j, alpha)</text:span></text:p>
      <text:p text:style-name="P13"><text:span text:style-name="T17"><text:s text:c="8"/>if random.random() &lt;= acceprance_ratio:</text:span></text:p>
      <text:p text:style-name="P13"><text:span text:style-name="T17"><text:s text:c="12"/>alpha = alpha_new</text:span></text:p>
      <text:p text:style-name="P13"><text:span text:style-name="T17"><text:s text:c="8"/>alpha_mean.append(alpha)</text:span></text:p>
      <text:p text:style-name="P13"><text:span text:style-name="T17"><text:s text:c="4"/>return sum(alpha_mean)/(1.0*iteration)</text:span> </text:p>
      <text:p text:style-name="P14"/>
      <text:p text:style-name="P32">H 3:</text:p>
      <text:p text:style-name="P14"/>
      <text:p text:style-name="P32">H 4:</text:p>
      <text:p text:style-name="P14">Case 4 : Input : J=(0,1,1,1,1,1,1,0), B = (1,0,0,1,1,0,0,1), Output=0.6649</text:p>
      <text:p text:style-name="P14">Case 5 : Input : J=(0,1,1,0,1,0), B = (1,0,0,1,1,1), Output=0.2900</text:p>
      <text:p text:style-name="P14"/>
      <text:p text:style-name="P33"><text:span text:style-name="T18">I:</text:span></text:p>
      <text:p text:style-name="P15"><text:span text:style-name="T18">def proposal_alpha_j(j, alpha):</text:span></text:p>
      <text:p text:style-name="P15"><text:span text:style-name="T18"><text:s text:c="4"/>return random_j(j), random_alpha(alpha)</text:span> </text:p>
      <text:p text:style-name="P34"/>
      <text:p text:style-name="P34">J 1:</text:p>
      <text:p text:style-name="P16">def p_new_alpha_new_j_b(b, iteration):</text:p>
      <text:p text:style-name="P16"><text:s text:c="4"/>alpha_mean = 0.0</text:p>
      <text:p text:style-name="P16"><text:s text:c="4"/>alpha = random.random()</text:p>
      <text:p text:style-name="P16"><text:s text:c="4"/>j = np.array([0 for i in range(len(b))])</text:p>
      <text:p text:style-name="P16"><text:s text:c="4"/>j_mean = np.array([0 for i in range(len(b))])</text:p>
      <text:p text:style-name="P16"><text:s text:c="4"/>for i in range(int(iteration)):</text:p>
      <text:p text:style-name="P16"><text:s text:c="8"/>alpha_new = random_alpha(alpha)</text:p>
      <text:p text:style-name="P16"><text:s text:c="8"/>j_new = np.array(random_j(j))</text:p>
      <text:p text:style-name="P16"><text:s text:c="8"/>acceprance_ratio = p_alpha_j_b(b, j_new, alpha_new)/p_alpha_j_b(b, j, alpha)</text:p>
      <text:p text:style-name="P16"><text:s text:c="8"/>if random.random() &lt;= acceprance_ratio:</text:p>
      <text:p text:style-name="P16"><text:s text:c="12"/>alpha = alpha_new</text:p>
      <text:p text:style-name="P16"><text:s text:c="12"/>j = j_new</text:p>
      <text:p text:style-name="P16"><text:s text:c="8"/>alpha_mean += alpha</text:p>
      <text:p text:style-name="P16"><text:s text:c="8"/>j_mean += j</text:p>
      <text:p text:style-name="P16"><text:s text:c="4"/>return j_mean/(1.0*iteration), alpha_mean/(1.0*iteration)</text:p>
      <text:p text:style-name="P22"/>
      <text:p text:style-name="P38">J 2 1:</text:p>
      <text:p text:style-name="P38"/>
      <text:p text:style-name="P38">J 2 2:</text:p>
      <text:p text:style-name="P38"/>
      <text:p text:style-name="P38">J 2 3:</text:p>
      <text:p text:style-name="P38"/>
      <text:p text:style-name="P38">J 3:</text:p>
      <text:p text:style-name="P16"/>
      <text:p text:style-name="P35"><text:soft-page-break/>K 1:</text:p>
      <text:p text:style-name="P17">def p_n_1_given_alpha(j_n, alpha):</text:p>
      <text:p text:style-name="P17"><text:s text:c="4"/>if j_n == 0:</text:p>
      <text:p text:style-name="P17"><text:s text:c="8"/>return alpha*0.8 + (1 - alpha)*0.1</text:p>
      <text:p text:style-name="P17"><text:s text:c="4"/>if j_n == 1:</text:p>
      <text:p text:style-name="P17"><text:s text:c="8"/>return alpha*0.1 + (1 – alpha)*0.8</text:p>
      <text:p text:style-name="P36"/>
      <text:p text:style-name="P36">K 2:</text:p>
      <text:p text:style-name="P18">Case 3 : Input : α = 0.33456, J n = 0, Output=0.33419</text:p>
      <text:p text:style-name="P18">Case 4 : Input : α = 0.5019, J n = 1,Output=0.44867</text:p>
      <text:p text:style-name="P18"/>
      <text:p text:style-name="P17"/>
      <text:p text:style-name="P37">L 1:</text:p>
      <text:p text:style-name="P19">def p_j_alpha_given_b(b, iteration):</text:p>
      <text:p text:style-name="P19"><text:s text:c="4"/>j_proposed, alpha_proposed = p_new_alpha_new_j_b(b, iteration)</text:p>
      <text:p text:style-name="P19"><text:s text:c="4"/>j = 1*(j_proposed &gt; 0.5)</text:p>
      <text:p text:style-name="P19"><text:s text:c="4"/>return p_n_1_given_alpha(j[-1], alpha_proposed)</text:p>
      <text:p text:style-name="P19"/>
      <text:p text:style-name="P21"><text:span text:style-name="T11">M 1:</text:span> </text:p>
      <text:p text:style-name="P21"><text:span text:style-name="T11">USERNAME - IMRAVIAGRAWAL:</text:span></text:p>
      <text:p text:style-name="P20"><text:span text:style-name="T11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6:10.264112932</meta:creation-date>
    <meta:generator>LibreOffice/5.1.6.2$Linux_X86_64 LibreOffice_project/10m0$Build-2</meta:generator>
    <dc:date>2017-11-19T23:14:30.898716251</dc:date>
    <meta:editing-duration>PT1H38M6S</meta:editing-duration>
    <meta:editing-cycles>29</meta:editing-cycles>
    <meta:document-statistic meta:table-count="0" meta:image-count="0" meta:object-count="0" meta:page-count="4" meta:paragraph-count="121" meta:word-count="503" meta:character-count="3724" meta:non-whitespace-character-count="2925"/>
  </office:meta>
</office:document-meta>
</file>